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paragraph-rsid="0016fc2d"/>
    </style:style>
    <style:style style:name="P2" style:family="paragraph" style:parent-style-name="Standard" style:list-style-name="L1">
      <style:text-properties fo:color="#000000" loext:opacity="100%"/>
    </style:style>
    <style:style style:name="P3" style:family="paragraph" style:parent-style-name="Standard" style:list-style-name="L1">
      <style:text-properties fo:color="#000000" loext:opacity="100%" officeooo:paragraph-rsid="0013a2e5"/>
    </style:style>
    <style:style style:name="P4" style:family="paragraph" style:parent-style-name="Standard" style:list-style-name="L1">
      <style:text-properties fo:color="#000000" loext:opacity="100%" officeooo:paragraph-rsid="000f36c0"/>
    </style:style>
    <style:style style:name="P5" style:family="paragraph" style:parent-style-name="Standard" style:list-style-name="L1">
      <style:text-properties fo:color="#000000" loext:opacity="100%" officeooo:paragraph-rsid="00817734"/>
    </style:style>
    <style:style style:name="P6" style:family="paragraph" style:parent-style-name="Standard" style:list-style-name="L1">
      <style:text-properties fo:color="#000000" loext:opacity="100%" officeooo:paragraph-rsid="00542a1c"/>
    </style:style>
    <style:style style:name="P7" style:family="paragraph" style:parent-style-name="Standard" style:list-style-name="L1">
      <style:text-properties fo:color="#000000" loext:opacity="100%" officeooo:paragraph-rsid="0060c78d"/>
    </style:style>
    <style:style style:name="P8" style:family="paragraph" style:parent-style-name="Standard" style:list-style-name="L1">
      <style:text-properties fo:color="#000000" loext:opacity="100%" officeooo:paragraph-rsid="006f6a94"/>
    </style:style>
    <style:style style:name="P9" style:family="paragraph" style:parent-style-name="Standard" style:list-style-name="L1">
      <style:text-properties fo:color="#000000" loext:opacity="100%" officeooo:paragraph-rsid="0033685c"/>
    </style:style>
    <style:style style:name="P10" style:family="paragraph" style:parent-style-name="Standard" style:list-style-name="L1">
      <style:text-properties fo:color="#000000" loext:opacity="100%" officeooo:paragraph-rsid="0032f822"/>
    </style:style>
    <style:style style:name="P11" style:family="paragraph" style:parent-style-name="Standard" style:list-style-name="L1">
      <style:text-properties fo:color="#000000" loext:opacity="100%" officeooo:paragraph-rsid="00230242"/>
    </style:style>
    <style:style style:name="P12" style:family="paragraph" style:parent-style-name="Standard" style:list-style-name="L1">
      <style:text-properties fo:color="#000000" loext:opacity="100%" officeooo:paragraph-rsid="00231564"/>
    </style:style>
    <style:style style:name="P13" style:family="paragraph" style:parent-style-name="Standard" style:list-style-name="L1">
      <style:text-properties fo:color="#000000" loext:opacity="100%" officeooo:paragraph-rsid="0016fc2d"/>
    </style:style>
    <style:style style:name="P14" style:family="paragraph" style:parent-style-name="Standard" style:list-style-name="L1">
      <style:text-properties fo:color="#000000" loext:opacity="100%" officeooo:paragraph-rsid="00b22d39"/>
    </style:style>
    <style:style style:name="P15" style:family="paragraph" style:parent-style-name="Standard" style:list-style-name="L1">
      <style:text-properties fo:color="#000000" loext:opacity="100%" officeooo:paragraph-rsid="00af68c6"/>
    </style:style>
    <style:style style:name="P16" style:family="paragraph" style:parent-style-name="Standard" style:list-style-name="L1">
      <style:text-properties fo:color="#000000" loext:opacity="100%" officeooo:paragraph-rsid="0083b732"/>
    </style:style>
    <style:style style:name="P17" style:family="paragraph" style:parent-style-name="Standard" style:list-style-name="L1">
      <style:text-properties fo:color="#000000" loext:opacity="100%" style:font-name="Liberation Serif1" officeooo:rsid="000f36c0" officeooo:paragraph-rsid="000f36c0"/>
    </style:style>
    <style:style style:name="P18" style:family="paragraph" style:parent-style-name="Standard" style:list-style-name="L1">
      <style:text-properties fo:color="#000000" loext:opacity="100%" style:font-name="Liberation Serif1" officeooo:rsid="000f36c0" officeooo:paragraph-rsid="0060c78d"/>
    </style:style>
    <style:style style:name="P19" style:family="paragraph" style:parent-style-name="Standard" style:list-style-name="L1">
      <style:text-properties fo:color="#000000" loext:opacity="100%" style:font-name="Liberation Serif1" officeooo:rsid="000f36c0" officeooo:paragraph-rsid="003d61f7"/>
    </style:style>
    <style:style style:name="P20" style:family="paragraph" style:parent-style-name="Standard" style:list-style-name="L1">
      <style:text-properties fo:color="#000000" loext:opacity="100%" style:font-name="Liberation Serif1" officeooo:rsid="000f36c0" officeooo:paragraph-rsid="0091da69"/>
    </style:style>
    <style:style style:name="P21" style:family="paragraph" style:parent-style-name="Standard" style:list-style-name="L1">
      <style:text-properties fo:color="#000000" loext:opacity="100%" style:font-name="Liberation Serif1" officeooo:rsid="000f36c0" officeooo:paragraph-rsid="00939689"/>
    </style:style>
    <style:style style:name="P22" style:family="paragraph" style:parent-style-name="Standard" style:list-style-name="L1">
      <style:text-properties fo:color="#000000" loext:opacity="100%" style:font-name="Liberation Serif1" officeooo:rsid="000f36c0" officeooo:paragraph-rsid="00aabded"/>
    </style:style>
    <style:style style:name="P23" style:family="paragraph" style:parent-style-name="Standard" style:list-style-name="L1">
      <style:text-properties fo:color="#000000" loext:opacity="100%" style:font-name="Liberation Serif1" officeooo:rsid="000f36c0" officeooo:paragraph-rsid="00231564"/>
    </style:style>
    <style:style style:name="P24" style:family="paragraph" style:parent-style-name="Standard" style:list-style-name="L1">
      <style:text-properties fo:color="#000000" loext:opacity="100%" style:font-name="Liberation Serif1" officeooo:rsid="000f36c0" officeooo:paragraph-rsid="0016fc2d"/>
    </style:style>
    <style:style style:name="P25" style:family="paragraph" style:parent-style-name="Standard" style:list-style-name="L1">
      <style:text-properties fo:color="#000000" loext:opacity="100%" style:font-name="Liberation Serif1" officeooo:rsid="000f36c0" officeooo:paragraph-rsid="0050229d"/>
    </style:style>
    <style:style style:name="P26" style:family="paragraph" style:parent-style-name="Standard" style:list-style-name="L1">
      <style:text-properties fo:color="#000000" loext:opacity="100%" style:font-name="Liberation Serif1" officeooo:rsid="00542a1c" officeooo:paragraph-rsid="000f36c0"/>
    </style:style>
    <style:style style:name="P27" style:family="paragraph" style:parent-style-name="Standard" style:list-style-name="L1">
      <style:text-properties fo:color="#000000" loext:opacity="100%" style:font-name="Liberation Serif" officeooo:rsid="000f36c0" officeooo:paragraph-rsid="00817734"/>
    </style:style>
    <style:style style:name="P28" style:family="paragraph" style:parent-style-name="Standard" style:list-style-name="L1">
      <style:text-properties fo:color="#000000" loext:opacity="100%" style:font-name="Liberation Serif" officeooo:rsid="000f36c0" officeooo:paragraph-rsid="00be68f2"/>
    </style:style>
    <style:style style:name="P29" style:family="paragraph" style:parent-style-name="Standard" style:list-style-name="L1">
      <style:text-properties fo:color="#000000" loext:opacity="100%" officeooo:rsid="005c1929" officeooo:paragraph-rsid="007bd386"/>
    </style:style>
    <style:style style:name="P30" style:family="paragraph" style:parent-style-name="Standard" style:list-style-name="L1">
      <style:text-properties fo:color="#000000" loext:opacity="100%" officeooo:rsid="005c1929" officeooo:paragraph-rsid="00797306"/>
    </style:style>
    <style:style style:name="P31" style:family="paragraph" style:parent-style-name="Standard" style:list-style-name="L1">
      <style:text-properties fo:color="#000000" loext:opacity="100%" officeooo:rsid="0091da69" officeooo:paragraph-rsid="0091da69"/>
    </style:style>
    <style:style style:name="P32" style:family="paragraph" style:parent-style-name="Standard" style:list-style-name="L1">
      <style:text-properties fo:color="#000000" loext:opacity="100%" officeooo:rsid="0091da69" officeooo:paragraph-rsid="00aabde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f36c0"/>
    </style:style>
    <style:style style:name="T3" style:family="text">
      <style:text-properties style:font-name="Liberation Serif1" officeooo:rsid="0016fc2d"/>
    </style:style>
    <style:style style:name="T4" style:family="text">
      <style:text-properties style:font-name="Liberation Serif1" officeooo:rsid="0018cace"/>
    </style:style>
    <style:style style:name="T5" style:family="text">
      <style:text-properties style:font-name="Liberation Serif1" officeooo:rsid="00230242"/>
    </style:style>
    <style:style style:name="T6" style:family="text">
      <style:text-properties style:font-name="Liberation Serif1" officeooo:rsid="00303796"/>
    </style:style>
    <style:style style:name="T7" style:family="text">
      <style:text-properties style:font-name="Liberation Serif1" officeooo:rsid="0032f822"/>
    </style:style>
    <style:style style:name="T8" style:family="text">
      <style:text-properties style:font-name="Liberation Serif1" officeooo:rsid="00542a1c"/>
    </style:style>
    <style:style style:name="T9" style:family="text">
      <style:text-properties style:font-name="Liberation Serif1" officeooo:rsid="005e0866"/>
    </style:style>
    <style:style style:name="T10" style:family="text">
      <style:text-properties style:font-name="Liberation Serif1" officeooo:rsid="006dc63d"/>
    </style:style>
    <style:style style:name="T11" style:family="text">
      <style:text-properties style:font-name="Liberation Serif1" officeooo:rsid="006f6a94"/>
    </style:style>
    <style:style style:name="T12" style:family="text">
      <style:text-properties style:font-name="Liberation Serif1" officeooo:rsid="0073d631"/>
    </style:style>
    <style:style style:name="T13" style:family="text">
      <style:text-properties style:font-name="Liberation Serif1" officeooo:rsid="007590d1"/>
    </style:style>
    <style:style style:name="T14" style:family="text">
      <style:text-properties style:font-name="Liberation Serif1" officeooo:rsid="0083b732"/>
    </style:style>
    <style:style style:name="T15" style:family="text">
      <style:text-properties style:font-name="Liberation Serif1" officeooo:rsid="008630ae"/>
    </style:style>
    <style:style style:name="T16" style:family="text">
      <style:text-properties style:font-name="Liberation Serif1" officeooo:rsid="00985b96"/>
    </style:style>
    <style:style style:name="T17" style:family="text">
      <style:text-properties style:font-name="Liberation Serif1" officeooo:rsid="009d9a18"/>
    </style:style>
    <style:style style:name="T18" style:family="text">
      <style:text-properties style:font-name="Liberation Serif1" officeooo:rsid="00a08951"/>
    </style:style>
    <style:style style:name="T19" style:family="text">
      <style:text-properties style:font-name="Liberation Serif1" officeooo:rsid="00a21f85"/>
    </style:style>
    <style:style style:name="T20" style:family="text">
      <style:text-properties style:font-name="Liberation Serif1" officeooo:rsid="00a94439"/>
    </style:style>
    <style:style style:name="T21" style:family="text">
      <style:text-properties style:font-name="Liberation Serif1" officeooo:rsid="00aabded"/>
    </style:style>
    <style:style style:name="T22" style:family="text">
      <style:text-properties style:font-name="Liberation Serif1" officeooo:rsid="00ab016c"/>
    </style:style>
    <style:style style:name="T23" style:family="text">
      <style:text-properties style:font-name="Liberation Serif1" officeooo:rsid="00abc9a4"/>
    </style:style>
    <style:style style:name="T24" style:family="text">
      <style:text-properties style:font-name="Liberation Serif1" officeooo:rsid="00ac96cd"/>
    </style:style>
    <style:style style:name="T25" style:family="text">
      <style:text-properties style:font-name="Liberation Serif1" officeooo:rsid="00af68c6"/>
    </style:style>
    <style:style style:name="T26" style:family="text">
      <style:text-properties style:font-name="Liberation Serif1" officeooo:rsid="00b04267"/>
    </style:style>
    <style:style style:name="T27" style:family="text">
      <style:text-properties style:font-name="Liberation Serif1" officeooo:rsid="00b3eb01"/>
    </style:style>
    <style:style style:name="T28" style:family="text">
      <style:text-properties style:font-name="Liberation Serif" officeooo:rsid="000f36c0"/>
    </style:style>
    <style:style style:name="T29" style:family="text">
      <style:text-properties officeooo:rsid="00129017"/>
    </style:style>
    <style:style style:name="T30" style:family="text">
      <style:text-properties officeooo:rsid="0013a2e5"/>
    </style:style>
    <style:style style:name="T31" style:family="text">
      <style:text-properties officeooo:rsid="001499ce"/>
    </style:style>
    <style:style style:name="T32" style:family="text">
      <style:text-properties officeooo:rsid="001594ac"/>
    </style:style>
    <style:style style:name="T33" style:family="text">
      <style:text-properties officeooo:rsid="0016fc2d"/>
    </style:style>
    <style:style style:name="T34" style:family="text">
      <style:text-properties officeooo:rsid="0018cace"/>
    </style:style>
    <style:style style:name="T35" style:family="text">
      <style:text-properties officeooo:rsid="002056ea"/>
    </style:style>
    <style:style style:name="T36" style:family="text">
      <style:text-properties officeooo:rsid="00230242"/>
    </style:style>
    <style:style style:name="T37" style:family="text">
      <style:text-properties officeooo:rsid="0027ea44"/>
    </style:style>
    <style:style style:name="T38" style:family="text">
      <style:text-properties officeooo:rsid="002a3db3"/>
    </style:style>
    <style:style style:name="T39" style:family="text">
      <style:text-properties officeooo:rsid="002dea2c"/>
    </style:style>
    <style:style style:name="T40" style:family="text">
      <style:text-properties officeooo:rsid="00303796"/>
    </style:style>
    <style:style style:name="T41" style:family="text">
      <style:text-properties officeooo:rsid="0060c78d"/>
    </style:style>
    <style:style style:name="T42" style:family="text">
      <style:text-properties officeooo:rsid="0064c20f"/>
    </style:style>
    <style:style style:name="T43" style:family="text">
      <style:text-properties officeooo:rsid="0065e932"/>
    </style:style>
    <style:style style:name="T44" style:family="text">
      <style:text-properties officeooo:rsid="0067516a"/>
    </style:style>
    <style:style style:name="T45" style:family="text">
      <style:text-properties officeooo:rsid="007da353"/>
    </style:style>
    <style:style style:name="T46" style:family="text">
      <style:text-properties officeooo:rsid="0091da69"/>
    </style:style>
    <style:style style:name="T47" style:family="text">
      <style:text-properties officeooo:rsid="0095ae07"/>
    </style:style>
    <style:style style:name="T48" style:family="text">
      <style:text-properties officeooo:rsid="009d9a18"/>
    </style:style>
    <style:style style:name="T49" style:family="text">
      <style:text-properties officeooo:rsid="00a86026"/>
    </style:style>
    <style:style style:name="T50" style:family="text">
      <style:text-properties officeooo:rsid="00a94439"/>
    </style:style>
    <style:style style:name="T51" style:family="text">
      <style:text-properties officeooo:rsid="00aabd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34196113" text:style-name="L1">
        <text:list-item>
          <text:p text:style-name="P2">&lt;prog&gt; → require “<text:span text:style-name="T29">ifj21</text:span>” &lt;<text:span text:style-name="T30">main_b</text:span>&gt;</text:p>
          <text:p text:style-name="P2"/>
        </text:list-item>
        <text:list-item>
          <text:p text:style-name="P3">&lt;<text:span text:style-name="T30">main_b</text:span>&gt; → function id (&lt;params&gt;) &lt;<text:span text:style-name="T46">ret_</text:span><text:span text:style-name="T33">func_</text:span>type<text:span text:style-name="T33">s</text:span>&gt; &lt;stat<text:span text:style-name="T34">s</text:span>&gt; end &lt;<text:span text:style-name="T37">main_b</text:span>&gt;</text:p>
        </text:list-item>
        <text:list-item>
          <text:p text:style-name="P3">&lt;<text:span text:style-name="T30">main_b</text:span>&gt; → <text:span text:style-name="T31">global id : </text:span><text:span text:style-name="T30">function (&lt;</text:span><text:span text:style-name="T36">arg_</text:span><text:span text:style-name="T50">def</text:span><text:span text:style-name="T35">_</text:span><text:span text:style-name="T31">type</text:span><text:span text:style-name="T35">s</text:span><text:span text:style-name="T30">&gt;) &lt;</text:span><text:span text:style-name="T47">ret_</text:span><text:span text:style-name="T49">def</text:span><text:span text:style-name="T35">_</text:span><text:span text:style-name="T31">type</text:span><text:span text:style-name="T35">s</text:span><text:span text:style-name="T30">&gt; &lt;</text:span><text:span text:style-name="T38">main_b</text:span><text:span text:style-name="T30">&gt;</text:span></text:p>
        </text:list-item>
        <text:list-item>
          <text:p text:style-name="P3">&lt;<text:span text:style-name="T30">main_b</text:span>&gt; → <text:span text:style-name="T32">id (&lt;</text:span><text:span text:style-name="T39">arg</text:span><text:span text:style-name="T40">s&gt;</text:span><text:span text:style-name="T32">) &lt;</text:span><text:span text:style-name="T45">main_b</text:span><text:span text:style-name="T32">&gt;</text:span></text:p>
        </text:list-item>
        <text:list-item>
          <text:p text:style-name="P3">&lt;<text:span text:style-name="T30">main_b</text:span>&gt; → <text:span text:style-name="T2">ε</text:span></text:p>
          <text:p text:style-name="P17"/>
        </text:list-item>
        <text:list-item>
          <text:p text:style-name="P4"><text:span text:style-name="T2">&lt;stat</text:span><text:span text:style-name="T4">s</text:span><text:span text:style-name="T2">&gt; → local id : &lt;type&gt; &lt;assign&gt;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if exp then &lt;stat</text:span><text:span text:style-name="T4">s</text:span><text:span text:style-name="T2">&gt; else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while exp do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return &lt;</text:span><text:span text:style-name="T10">ret_vals</text:span><text:span text:style-name="T2">&gt; &lt;stat</text:span><text:span text:style-name="T4">s</text:span><text:span text:style-name="T2">&gt;</text:span></text:p>
        </text:list-item>
        <text:list-item>
          <text:p text:style-name="P4"><text:span text:style-name="T2">&lt;</text:span><text:span text:style-name="T18">stats</text:span><text:span text:style-name="T2">&gt; → </text:span><text:span text:style-name="T18">id &lt;</text:span><text:span text:style-name="T19">id_func</text:span><text:span text:style-name="T18">&gt; &lt;stats&gt;</text:span></text:p>
        </text:list-item>
        <text:list-item>
          <text:p text:style-name="P4"><text:span text:style-name="T2">&lt;stat</text:span><text:span text:style-name="T4">s</text:span><text:span text:style-name="T2">&gt; →</text:span><text:span text:style-name="T28"> </text:span><text:span text:style-name="T2">ε</text:span></text:p>
          <text:p text:style-name="P17"/>
        </text:list-item>
        <text:list-item>
          <text:p text:style-name="P4"><text:span text:style-name="T2">&lt;</text:span><text:span text:style-name="T19">id_func</text:span><text:span text:style-name="T2">&gt; → &lt;</text:span><text:span text:style-name="T18">n_ids</text:span><text:span text:style-name="T2">&gt; </text:span><text:span text:style-name="T18">= &lt;as_vals&gt;</text:span></text:p>
        </text:list-item>
        <text:list-item>
          <text:p text:style-name="P4"><text:span text:style-name="T18">&lt;</text:span><text:span text:style-name="T19">id_func</text:span><text:span text:style-name="T18">&gt; → (&lt;args&gt;)</text:span></text:p>
          <text:p text:style-name="P17"/>
        </text:list-item>
        <text:list-item>
          <text:p text:style-name="P27">&lt;params&gt; → id : &lt;type&gt; &lt;n_params&gt;</text:p>
        </text:list-item>
        <text:list-item>
          <text:p text:style-name="P28">&lt;params&gt; → <text:span text:style-name="T1">ε</text:span></text:p>
        </text:list-item>
        <text:list-item>
          <text:p text:style-name="P27">&lt;n_params&gt; → , id : &lt;type&gt; &lt;n_params&gt;</text:p>
        </text:list-item>
        <text:list-item>
          <text:p text:style-name="P5"><text:span text:style-name="T28">&lt;n_params&gt; → </text:span><text:span text:style-name="T2">ε</text:span></text:p>
          <text:p text:style-name="P26"/>
        </text:list-item>
        <text:list-item>
          <text:p text:style-name="P26">&lt;n_ids&gt; → , id &lt;n_ids&gt;</text:p>
        </text:list-item>
        <text:list-item>
          <text:p text:style-name="P6"><text:span text:style-name="T8">&lt;n_ids&gt; → </text:span><text:span text:style-name="T2">ε</text:span></text:p>
          <text:p text:style-name="P6"/>
        </text:list-item>
        <text:list-item>
          <text:p text:style-name="P6">&lt;<text:span text:style-name="T42">vals</text:span>&gt; → <text:span text:style-name="T43">exp</text:span><text:span text:style-name="T41"> &lt;n_</text:span><text:span text:style-name="T44">val</text:span><text:span text:style-name="T41">s&gt;</text:span></text:p>
        </text:list-item>
        <text:list-item>
          <text:p text:style-name="P6">&lt;<text:span text:style-name="T41">n_</text:span><text:span text:style-name="T44">val</text:span><text:span text:style-name="T41">s</text:span>&gt; → , <text:span text:style-name="T43">exp</text:span> &lt;<text:span text:style-name="T41">n_</text:span><text:span text:style-name="T44">val</text:span><text:span text:style-name="T41">s</text:span>&gt;</text:p>
        </text:list-item>
        <text:list-item>
          <text:p text:style-name="P7">&lt;<text:span text:style-name="T41">n_</text:span><text:span text:style-name="T44">val</text:span><text:span text:style-name="T41">s</text:span>&gt; → <text:span text:style-name="T2">ε</text:span></text:p>
          <text:p text:style-name="P18"/>
        </text:list-item>
        <text:list-item>
          <text:p text:style-name="P7"><text:span text:style-name="T2">&lt;</text:span><text:span text:style-name="T16">as_vals</text:span><text:span text:style-name="T2">&gt; → &lt;</text:span><text:span text:style-name="T16">vals</text:span><text:span text:style-name="T2">&gt;</text:span></text:p>
        </text:list-item>
        <text:list-item>
          <text:p text:style-name="P7"><text:span text:style-name="T2">&lt;</text:span><text:span text:style-name="T16">as_vals</text:span><text:span text:style-name="T2">&gt; → </text:span><text:span text:style-name="T16">id (</text:span><text:span text:style-name="T2">&lt;</text:span><text:span text:style-name="T16">args</text:span><text:span text:style-name="T2">&gt;</text:span><text:span text:style-name="T16">)</text:span></text:p>
          <text:p text:style-name="P18"/>
        </text:list-item>
        <text:list-item>
          <text:p text:style-name="P7"><text:span text:style-name="T2">&lt;</text:span><text:span text:style-name="T11">ret_vals</text:span><text:span text:style-name="T2">&gt; → &lt;</text:span><text:span text:style-name="T11">vals</text:span><text:span text:style-name="T2">&gt;</text:span></text:p>
        </text:list-item>
        <text:list-item>
          <text:p text:style-name="P8"><text:span text:style-name="T2">&lt;</text:span><text:span text:style-name="T11">ret_vals</text:span><text:span text:style-name="T2">&gt; → ε</text:span></text:p>
          <text:p text:style-name="P17"/>
        </text:list-item>
        <text:list-item>
          <text:p text:style-name="P4"><text:span text:style-name="T2">&lt;assign&gt; → = &lt;</text:span><text:span text:style-name="T17">assign_val&gt;</text:span></text:p>
        </text:list-item>
        <text:list-item>
          <text:p text:style-name="P17">&lt;assign&gt; → ε</text:p>
          <text:p text:style-name="P17"/>
        </text:list-item>
        <text:list-item>
          <text:p text:style-name="P17">&lt;<text:span text:style-name="T48">assign_val</text:span>&gt; → <text:span text:style-name="T48">exp</text:span></text:p>
        </text:list-item>
        <text:list-item>
          <text:p text:style-name="P17">&lt;<text:span text:style-name="T48">assign_val</text:span>&gt; → <text:span text:style-name="T48">id (&lt;args&gt;)</text:span></text:p>
          <text:p text:style-name="P19"/>
        </text:list-item>
        <text:list-item>
          <text:p text:style-name="P29"><text:span text:style-name="T1">&lt;</text:span><text:span text:style-name="T9">term</text:span><text:span text:style-name="T1">&gt; → </text:span><text:span text:style-name="T9">id</text:span></text:p>
        </text:list-item>
        <text:list-item>
          <text:p text:style-name="P29"><text:span text:style-name="T9">&lt;term&gt; → &lt;</text:span><text:span text:style-name="T12">const</text:span><text:span text:style-name="T9">&gt;</text:span></text:p>
          <text:p text:style-name="P17"/>
        </text:list-item>
        <text:list-item>
          <text:p text:style-name="P4"><text:span text:style-name="T2">&lt;</text:span><text:span text:style-name="T6">args</text:span><text:span text:style-name="T2">&gt; → &lt;</text:span><text:span text:style-name="T9">term</text:span><text:span text:style-name="T2">&gt; &lt;</text:span><text:span text:style-name="T7">n_args</text:span><text:span text:style-name="T2">&gt;</text:span></text:p>
        </text:list-item>
        <text:list-item>
          <text:p text:style-name="P9"><text:span text:style-name="T2">&lt;</text:span><text:span text:style-name="T7">args</text:span><text:span text:style-name="T2">&gt; → ε</text:span></text:p>
        </text:list-item>
        <text:list-item>
          <text:p text:style-name="P4"><text:span text:style-name="T2">&lt;</text:span><text:span text:style-name="T7">n_args</text:span><text:span text:style-name="T2">&gt; → , &lt;</text:span><text:span text:style-name="T9">term</text:span><text:span text:style-name="T2">&gt; &lt;</text:span><text:span text:style-name="T7">n_args</text:span><text:span text:style-name="T2">&gt;</text:span></text:p>
        </text:list-item>
        <text:list-item>
          <text:p text:style-name="P10"><text:span text:style-name="T2">&lt;</text:span><text:span text:style-name="T7">n_args</text:span><text:span text:style-name="T2">&gt; → ε</text:span></text:p>
          <text:p text:style-name="P17"/>
        </text:list-item>
        <text:list-item>
          <text:p text:style-name="P11"><text:span text:style-name="T2">&lt;</text:span><text:span text:style-name="T5">arg_</text:span><text:span text:style-name="T20">def</text:span><text:span text:style-name="T5">_types</text:span><text:span text:style-name="T2">&gt; → &lt;</text:span><text:span text:style-name="T3">func_</text:span><text:span text:style-name="T24">def</text:span><text:span text:style-name="T3">_types</text:span><text:span text:style-name="T2">&gt;</text:span></text:p>
        </text:list-item>
        <text:list-item>
          <text:p text:style-name="P12"><text:span text:style-name="T2">&lt;</text:span><text:span text:style-name="T5">arg_</text:span><text:span text:style-name="T20">def</text:span><text:span text:style-name="T5">_types</text:span><text:span text:style-name="T2">&gt; → ε</text:span></text:p>
          <text:p text:style-name="P20"/>
        </text:list-item>
        <text:list-item>
          <text:p text:style-name="P31"><text:soft-page-break/><text:span text:style-name="T2">&lt;</text:span><text:span text:style-name="T1">ret_func_types</text:span><text:span text:style-name="T2">&gt; → : &lt;</text:span><text:span text:style-name="T1">func_types</text:span><text:span text:style-name="T2">&gt;</text:span></text:p>
        </text:list-item>
        <text:list-item>
          <text:p text:style-name="P21">&lt;ret_func_types&gt; → ε</text:p>
          <text:p text:style-name="P22"/>
        </text:list-item>
        <text:list-item>
          <text:p text:style-name="P32"><text:span text:style-name="T2">&lt;</text:span><text:span text:style-name="T1">ret_</text:span><text:span text:style-name="T21">def</text:span><text:span text:style-name="T1">_types</text:span><text:span text:style-name="T2">&gt; → : &lt;</text:span><text:span text:style-name="T1">func_</text:span><text:span text:style-name="T22">def</text:span><text:span text:style-name="T1">_types</text:span><text:span text:style-name="T2">&gt;</text:span></text:p>
        </text:list-item>
        <text:list-item>
          <text:p text:style-name="P22">&lt;ret_<text:span text:style-name="T51">def</text:span>_types&gt; → ε</text:p>
          <text:p text:style-name="P23"/>
          <text:p text:style-name="P23"/>
        </text:list-item>
        <text:list-item>
          <text:p text:style-name="P4"><text:span text:style-name="T2">&lt;</text:span><text:span text:style-name="T3">func_types</text:span><text:span text:style-name="T2">&gt; →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3"><text:span text:style-name="T2">&lt;</text:span><text:span text:style-name="T3">n_func_types</text:span><text:span text:style-name="T2">&gt; → ,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3"><text:span text:style-name="T2">&lt;</text:span><text:span text:style-name="T3">n_func_types</text:span><text:span text:style-name="T2">&gt; → ε</text:span></text:p>
          <text:p text:style-name="P24"/>
        </text:list-item>
        <text:list-item>
          <text:p text:style-name="P14"><text:span text:style-name="T2">&lt;</text:span><text:span text:style-name="T3">func_</text:span><text:span text:style-name="T23">def</text:span><text:span text:style-name="T3">_types</text:span><text:span text:style-name="T2">&gt; → &lt;</text:span><text:span text:style-name="T3">type</text:span><text:span text:style-name="T2">&gt; <text:s/>&lt;</text:span><text:span text:style-name="T3">n_func_</text:span><text:span text:style-name="T26">def</text:span><text:span text:style-name="T3">_types</text:span><text:span text:style-name="T2">&gt;</text:span></text:p>
        </text:list-item>
        <text:list-item>
          <text:p text:style-name="P15"><text:span text:style-name="T2">&lt;</text:span><text:span text:style-name="T3">n_func_</text:span><text:span text:style-name="T25">def_</text:span><text:span text:style-name="T3">types</text:span><text:span text:style-name="T2">&gt; → , &lt;</text:span><text:span text:style-name="T3">type</text:span><text:span text:style-name="T2">&gt; <text:s/>&lt;</text:span><text:span text:style-name="T3">n_func_</text:span><text:span text:style-name="T27">def</text:span><text:span text:style-name="T3">_types</text:span><text:span text:style-name="T2">&gt;</text:span></text:p>
        </text:list-item>
        <text:list-item>
          <text:p text:style-name="P15"><text:span text:style-name="T2">&lt;</text:span><text:span text:style-name="T3">n_func_</text:span><text:span text:style-name="T25">def_</text:span><text:span text:style-name="T3">types</text:span><text:span text:style-name="T2">&gt; → ε</text:span></text:p>
        </text:list-item>
      </text:list>
      <text:p text:style-name="P1"/>
      <text:list xml:id="list185731434039380" text:continue-numbering="true" text:style-name="L1">
        <text:list-item>
          <text:p text:style-name="P25">&lt;type&gt; → integer</text:p>
        </text:list-item>
        <text:list-item>
          <text:p text:style-name="P25">&lt;type&gt; → number</text:p>
        </text:list-item>
        <text:list-item>
          <text:p text:style-name="P25">&lt;type&gt; → string</text:p>
          <text:p text:style-name="P17"/>
        </text:list-item>
        <text:list-item>
          <text:p text:style-name="P30"><text:span text:style-name="T2">&lt;</text:span><text:span text:style-name="T13">const</text:span><text:span text:style-name="T2">&gt; → </text:span><text:span text:style-name="T14">int_value</text:span></text:p>
        </text:list-item>
        <text:list-item>
          <text:p text:style-name="P30"><text:span text:style-name="T2">&lt;</text:span><text:span text:style-name="T13">const</text:span><text:span text:style-name="T2">&gt; → </text:span><text:span text:style-name="T14">double_value</text:span></text:p>
        </text:list-item>
        <text:list-item>
          <text:p text:style-name="P30"><text:span text:style-name="T2">&lt;</text:span><text:span text:style-name="T13">const</text:span><text:span text:style-name="T2">&gt; → </text:span><text:span text:style-name="T15">string_value</text:span></text:p>
        </text:list-item>
        <text:list-item>
          <text:p text:style-name="P16"><text:span text:style-name="T2">&lt;</text:span><text:span text:style-name="T13">const</text:span><text:span text:style-name="T2">&gt; → </text:span><text:span text:style-name="T14">ni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3:18:29.434245414</meta:creation-date>
    <dc:date>2021-11-13T18:57:29.347336363</dc:date>
    <meta:editing-duration>PT11H25M59S</meta:editing-duration>
    <meta:editing-cycles>130</meta:editing-cycles>
    <meta:generator>LibreOffice/7.0.5.2$Linux_X86_64 LibreOffice_project/00$Build-2</meta:generator>
    <meta:document-statistic meta:table-count="0" meta:image-count="0" meta:object-count="0" meta:page-count="2" meta:paragraph-count="55" meta:word-count="285" meta:character-count="1582" meta:non-whitespace-character-count="1403"/>
  </office:meta>
</office:document-meta>
</file>